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17cm" table:align="margins"/>
    </style:style>
    <style:style style:name="Table2.A" style:family="table-column">
      <style:table-column-properties style:column-width="2.831cm" style:rel-column-width="13624*"/>
    </style:style>
    <style:style style:name="Table2.B" style:family="table-column">
      <style:table-column-properties style:column-width="10.786cm" style:rel-column-width="519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17cm" table:align="margins"/>
    </style:style>
    <style:style style:name="Table3.A" style:family="table-column">
      <style:table-column-properties style:column-width="2.831cm" style:rel-column-width="13624*"/>
    </style:style>
    <style:style style:name="Table3.B" style:family="table-column">
      <style:table-column-properties style:column-width="10.786cm" style:rel-column-width="5191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617cm" table:align="margins"/>
    </style:style>
    <style:style style:name="Table4.A" style:family="table-column">
      <style:table-column-properties style:column-width="2.829cm" style:rel-column-width="13616*"/>
    </style:style>
    <style:style style:name="Table4.B" style:family="table-column">
      <style:table-column-properties style:column-width="10.788cm" style:rel-column-width="519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784cm"/>
    </style:style>
    <style:style style:name="Tabla7.B" style:family="table-column">
      <style:table-column-properties style:column-width="13.811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17cm" table:align="margins"/>
    </style:style>
    <style:style style:name="Tabla8.A" style:family="table-column">
      <style:table-column-properties style:column-width="2.831cm" style:rel-column-width="13624*"/>
    </style:style>
    <style:style style:name="Tabla8.B" style:family="table-column">
      <style:table-column-properties style:column-width="10.786cm" style:rel-column-width="51911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3.617cm" table:align="margins"/>
    </style:style>
    <style:style style:name="Tabla1.A" style:family="table-column">
      <style:table-column-properties style:column-width="2.831cm" style:rel-column-width="13624*"/>
    </style:style>
    <style:style style:name="Tabla1.B" style:family="table-column">
      <style:table-column-properties style:column-width="10.786cm" style:rel-column-width="5191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17cm" table:align="margins"/>
    </style:style>
    <style:style style:name="Tabla2.A" style:family="table-column">
      <style:table-column-properties style:column-width="2.831cm" style:rel-column-width="13624*"/>
    </style:style>
    <style:style style:name="Tabla2.B" style:family="table-column">
      <style:table-column-properties style:column-width="10.786cm" style:rel-column-width="5191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196740"/>
    </style:style>
    <style:style style:name="P5" style:family="paragraph" style:parent-style-name="Table_20_Contents">
      <style:text-properties officeooo:paragraph-rsid="00196740"/>
    </style:style>
    <style:style style:name="P6" style:family="paragraph" style:parent-style-name="Table_20_Contents">
      <style:text-properties officeooo:rsid="00196740" officeooo:paragraph-rsid="00196740"/>
    </style:style>
    <style:style style:name="P7" style:family="paragraph" style:parent-style-name="Table_20_Contents">
      <style:text-properties officeooo:rsid="002d256a" officeooo:paragraph-rsid="002d256a"/>
    </style:style>
    <style:style style:name="P8" style:family="paragraph" style:parent-style-name="Table_20_Contents">
      <style:text-properties officeooo:rsid="001cdaff" officeooo:paragraph-rsid="001cdaff"/>
    </style:style>
    <style:style style:name="P9" style:family="paragraph" style:parent-style-name="Table_20_Contents">
      <style:text-properties officeooo:rsid="0020d468" officeooo:paragraph-rsid="0020d468"/>
    </style:style>
    <style:style style:name="P10" style:family="paragraph" style:parent-style-name="Table_20_Contents">
      <style:text-properties officeooo:rsid="0022a82c" officeooo:paragraph-rsid="0022a82c"/>
    </style:style>
    <style:style style:name="P11" style:family="paragraph" style:parent-style-name="Table_20_Contents">
      <style:text-properties officeooo:rsid="00289803" officeooo:paragraph-rsid="00289803"/>
    </style:style>
    <style:style style:name="P12" style:family="paragraph" style:parent-style-name="Table_20_Contents">
      <style:text-properties officeooo:paragraph-rsid="0030df9d"/>
    </style:style>
    <style:style style:name="P13" style:family="paragraph" style:parent-style-name="Table_20_Contents">
      <style:text-properties officeooo:rsid="002dea41" officeooo:paragraph-rsid="002dea41"/>
    </style:style>
    <style:style style:name="P14" style:family="paragraph" style:parent-style-name="Table_20_Contents" style:list-style-name="L1">
      <style:paragraph-properties>
        <style:tab-stops/>
      </style:paragraph-properties>
      <style:text-properties officeooo:rsid="001cdaff" officeooo:paragraph-rsid="001cdaff"/>
    </style:style>
    <style:style style:name="P15" style:family="paragraph" style:parent-style-name="Table_20_Contents">
      <style:text-properties officeooo:rsid="001cdaff" officeooo:paragraph-rsid="001cdaff"/>
    </style:style>
    <style:style style:name="P16" style:family="paragraph" style:parent-style-name="Table_20_Contents" style:list-style-name="L1">
      <style:paragraph-properties>
        <style:tab-stops/>
      </style:paragraph-properties>
      <style:text-properties officeooo:paragraph-rsid="001cdaff"/>
    </style:style>
    <style:style style:name="P17" style:family="paragraph" style:parent-style-name="Table_20_Contents" style:list-style-name="L1">
      <style:paragraph-properties>
        <style:tab-stops/>
      </style:paragraph-properties>
      <style:text-properties officeooo:paragraph-rsid="003ae1e0"/>
    </style:style>
    <style:style style:name="P18" style:family="paragraph" style:parent-style-name="Table_20_Contents" style:list-style-name="L1">
      <style:paragraph-properties>
        <style:tab-stops/>
      </style:paragraph-properties>
      <style:text-properties officeooo:rsid="001ef7bb" officeooo:paragraph-rsid="001ef7bb"/>
    </style:style>
    <style:style style:name="P19" style:family="paragraph" style:parent-style-name="Table_20_Contents" style:list-style-name="L1">
      <style:paragraph-properties>
        <style:tab-stops/>
      </style:paragraph-properties>
      <style:text-properties officeooo:rsid="001ef7bb" officeooo:paragraph-rsid="003aac61"/>
    </style:style>
    <style:style style:name="P20" style:family="paragraph" style:parent-style-name="Table_20_Contents" style:list-style-name="L2">
      <style:text-properties officeooo:rsid="0020d468" officeooo:paragraph-rsid="0020d468"/>
    </style:style>
    <style:style style:name="P21" style:family="paragraph" style:parent-style-name="Table_20_Contents" style:list-style-name="L3">
      <style:text-properties officeooo:rsid="0020d468" officeooo:paragraph-rsid="0020d468"/>
    </style:style>
    <style:style style:name="P22" style:family="paragraph" style:parent-style-name="Table_20_Contents" style:list-style-name="L4">
      <style:text-properties officeooo:rsid="0020d468" officeooo:paragraph-rsid="0020d468"/>
    </style:style>
    <style:style style:name="P23" style:family="paragraph" style:parent-style-name="Table_20_Contents" style:list-style-name="L5">
      <style:text-properties officeooo:paragraph-rsid="00252cd8"/>
    </style:style>
    <style:style style:name="P24" style:family="paragraph" style:parent-style-name="Table_20_Contents" style:list-style-name="L5">
      <style:text-properties officeooo:rsid="00252cd8" officeooo:paragraph-rsid="00252cd8"/>
    </style:style>
    <style:style style:name="P25" style:family="paragraph" style:parent-style-name="Table_20_Contents" style:list-style-name="L6">
      <style:text-properties officeooo:rsid="00252cd8" officeooo:paragraph-rsid="00252cd8"/>
    </style:style>
    <style:style style:name="P26" style:family="paragraph" style:parent-style-name="Table_20_Contents" style:list-style-name="L7">
      <style:text-properties officeooo:rsid="002f1a35" officeooo:paragraph-rsid="002f1a35"/>
    </style:style>
    <style:style style:name="P27" style:family="paragraph" style:parent-style-name="Table_20_Contents" style:list-style-name="L8">
      <style:text-properties officeooo:rsid="003255bb" officeooo:paragraph-rsid="003255bb"/>
    </style:style>
    <style:style style:name="P28" style:family="paragraph" style:parent-style-name="Table_20_Contents" style:list-style-name="L8">
      <style:text-properties officeooo:rsid="00371a76" officeooo:paragraph-rsid="00371a76"/>
    </style:style>
    <style:style style:name="P29" style:family="paragraph" style:parent-style-name="Table_20_Contents" style:list-style-name="L9">
      <style:text-properties officeooo:paragraph-rsid="0033e580"/>
    </style:style>
    <style:style style:name="P30" style:family="paragraph" style:parent-style-name="Table_20_Contents" style:list-style-name="L9">
      <style:text-properties officeooo:rsid="0035d104" officeooo:paragraph-rsid="0035d104"/>
    </style:style>
    <style:style style:name="T1" style:family="text">
      <style:text-properties officeooo:rsid="0016640f"/>
    </style:style>
    <style:style style:name="T2" style:family="text">
      <style:text-properties officeooo:rsid="00155eb6"/>
    </style:style>
    <style:style style:name="T3" style:family="text">
      <style:text-properties officeooo:rsid="00164b9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9922"/>
    </style:style>
    <style:style style:name="T6" style:family="text">
      <style:text-properties officeooo:rsid="0018cce5"/>
    </style:style>
    <style:style style:name="T7" style:family="text">
      <style:text-properties officeooo:rsid="00198ccc"/>
    </style:style>
    <style:style style:name="T8" style:family="text">
      <style:text-properties officeooo:rsid="001b2519"/>
    </style:style>
    <style:style style:name="T9" style:family="text">
      <style:text-properties officeooo:rsid="001cdaff"/>
    </style:style>
    <style:style style:name="T10" style:family="text">
      <style:text-properties officeooo:rsid="001eb040"/>
    </style:style>
    <style:style style:name="T11" style:family="text">
      <style:text-properties officeooo:rsid="0020d468"/>
    </style:style>
    <style:style style:name="T12" style:family="text">
      <style:text-properties officeooo:rsid="0022a82c"/>
    </style:style>
    <style:style style:name="T13" style:family="text">
      <style:text-properties officeooo:rsid="0023ff1e"/>
    </style:style>
    <style:style style:name="T14" style:family="text">
      <style:text-properties officeooo:rsid="00289803"/>
    </style:style>
    <style:style style:name="T15" style:family="text">
      <style:text-properties officeooo:rsid="002dbb71"/>
    </style:style>
    <style:style style:name="T16" style:family="text">
      <style:text-properties officeooo:rsid="002f3f4b"/>
    </style:style>
    <style:style style:name="T17" style:family="text">
      <style:text-properties officeooo:rsid="002f5f31"/>
    </style:style>
    <style:style style:name="T18" style:family="text">
      <style:text-properties officeooo:rsid="0030df9d"/>
    </style:style>
    <style:style style:name="T19" style:family="text">
      <style:text-properties officeooo:rsid="003255bb"/>
    </style:style>
    <style:style style:name="T20" style:family="text">
      <style:text-properties officeooo:rsid="0033e580"/>
    </style:style>
    <style:style style:name="T21" style:family="text">
      <style:text-properties officeooo:rsid="003495e0"/>
    </style:style>
    <style:style style:name="T22" style:family="text">
      <style:text-properties officeooo:rsid="00252cd8"/>
    </style:style>
    <style:style style:name="T23" style:family="text">
      <style:text-properties officeooo:rsid="00397886"/>
    </style:style>
    <style:style style:name="T24" style:family="text">
      <style:text-properties officeooo:rsid="003aac61"/>
    </style:style>
    <style:style style:name="T25" style:family="text">
      <style:text-properties officeooo:rsid="003ae1e0"/>
    </style:style>
    <style:style style:name="T26" style:family="text">
      <style:text-properties officeooo:rsid="003ba7e8"/>
    </style:style>
    <style:style style:name="T27" style:family="text">
      <style:text-properties officeooo:rsid="003ca775"/>
    </style:style>
    <style:style style:name="T28" style:family="text">
      <style:text-properties officeooo:rsid="003d7e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</text:p>
      <text:p text:style-name="P3">(versión <text:s/><text:span text:style-name="T3">1</text:span>)</text:p>
      <text:p text:style-name="Standard"/>
      <text:p text:style-name="Standard"><text:span text:style-name="T4">Nombre del caso de uso</text:span>: <text:s/><text:span text:style-name="T5">Crear Juego Individual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po de escenario:</text:p>
          </table:table-cell>
          <table:table-cell table:style-name="Table1.B1" office:value-type="string">
            <text:p text:style-name="Table_20_Contents"><text:s/><text:span text:style-name="T6">Típico</text:span></text:p>
          </table:table-cell>
        </table:table-row>
        <table:table-row>
          <table:table-cell table:style-name="Table1.A2" office:value-type="string">
            <text:p text:style-name="Table_20_Contents">Descripción breve:</text:p>
          </table:table-cell>
          <table:table-cell table:style-name="Table1.B2" office:value-type="string">
            <text:p text:style-name="P6">El Jugador crea un nuevo juego, especifica los parámetros y los jugadores contra los que desea jugar.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</table:table-cell>
          <table:table-cell table:style-name="Table1.B2" office:value-type="string">
            <text:p text:style-name="Table_20_Contents">1. <text:span text:style-name="T7">El Jugador ha iniciado sesión</text:span></text:p>
            <text:p text:style-name="P7">2. El Jugador tiene una conexión de internet activa y funcional</text:p>
            <text:p text:style-name="P13">3. El servicio de Facebook funcionando correctamente</text:p>
          </table:table-cell>
        </table:table-row>
        <table:table-row>
          <table:table-cell table:style-name="Table1.A2" office:value-type="string">
            <text:p text:style-name="Table_20_Contents">Caso de prueba #<text:span text:style-name="T8">1</text:span></text:p>
          </table:table-cell>
          <table:table-cell table:style-name="Table1.B2" office:value-type="string">
            <text:p text:style-name="P8">Seleccionar amigo de Facebook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 <text:span text:style-name="T9">N/A</text:span></text:p>
            <text:p text:style-name="Table_20_Contents"/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Entradas:</text:p>
                </table:table-cell>
                <table:table-cell table:style-name="Table2.B1" office:value-type="string">
                  <text:list xml:id="list31555012" text:style-name="L1">
                    <text:list-item>
                      <text:p text:style-name="P14">El Jugador selecciona “Amigos en Facebook”</text:p>
                    </text:list-item>
                    <text:list-item>
                      <text:p text:style-name="P16"><text:span text:style-name="T10">El Jugador elige </text:span><text:span text:style-name="T9">alguno de los amigos de la lista</text:span></text:p>
                    </text:list-item>
                    <text:list-item>
                      <text:p text:style-name="P18">El Jugador Añade al amigo seleccionado en el equipo 2</text:p>
                    </text:list-item>
                    <text:list-item>
                      <text:p text:style-name="P18">El Jugador escribe el ancho y alto del tablero (por ejemplo 6, 6).</text:p>
                    </text:list-item>
                    <text:list-item>
                      <text:p text:style-name="P18">El Jugador da click en Iniciar Juego.</text:p>
                    </text:list-item>
                  </text:list>
                </table:table-cell>
              </table:table-row>
              <table:table-row>
                <table:table-cell table:style-name="Table2.A2" office:value-type="string">
                  <text:p text:style-name="Table_20_Contents">Resultados esperados:</text:p>
                </table:table-cell>
                <table:table-cell table:style-name="Table2.B2" office:value-type="string">
                  <text:list xml:id="list31539811" text:style-name="L2">
                    <text:list-item>
                      <text:p text:style-name="P20">Se crea un nuevo juego</text:p>
                      <text:list>
                        <text:list-item>
                          <text:p text:style-name="P20">En este juego está participando el jugador y el amigo seleccionado</text:p>
                        </text:list-item>
                        <text:list-item>
                          <text:p text:style-name="P20">El juego tiene las dimensiones específicadas por el jugador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2.A2" office:value-type="string">
                  <text:p text:style-name="Table_20_Contents">Observaciones: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so de prueba #<text:span text:style-name="T11">2</text:span></text:p>
          </table:table-cell>
          <table:table-cell table:style-name="Table1.B2" office:value-type="string">
            <text:p text:style-name="P9">Jugar contra la IA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<text:span text:style-name="T11">N/A</text:span></text:p>
          </table:table-cell>
          <table:table-cell table:style-name="Table1.B2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Entradas:</text:p>
                </table:table-cell>
                <table:table-cell table:style-name="Table3.B1" office:value-type="string">
                  <text:list xml:id="list31549827" text:style-name="L3">
                    <text:list-item>
                      <text:p text:style-name="P21">El jugador selecciona uno de los modos “Contra el ordenador”</text:p>
                      <text:list>
                        <text:list-item>
                          <text:p text:style-name="P21">Se añade al equipo 2.</text:p>
                        </text:list-item>
                      </text:list>
                    </text:list-item>
                    <text:list-item>
                      <text:p text:style-name="P21">El jugador escribe el ancho y alto del tablero.</text:p>
                    </text:list-item>
                    <text:list-item>
                      <text:p text:style-name="P21">El jugador da click en “Iniciar Juego”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Table_20_Contents">Resultados esperados:</text:p>
                </table:table-cell>
                <table:table-cell table:style-name="Table3.B2" office:value-type="string">
                  <text:list xml:id="list31538203" text:style-name="L4">
                    <text:list-item>
                      <text:p text:style-name="P22">Se inicia un nuevo juego contra el ordenador en el nivel seleccionado y del tamaño especificado.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Table_20_Contents">Observaciones:</text:p>
                </table:table-cell>
                <table:table-cell table:style-name="Table3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so de prueba #<text:span text:style-name="T12">3</text:span></text:p>
          </table:table-cell>
          <table:table-cell table:style-name="Table1.B2" office:value-type="string">
            <text:p text:style-name="P10">Contra cualquier otro oponente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<text:span text:style-name="T13">N/A</text:span></text:p>
          </table:table-cell>
          <table:table-cell table:style-name="Table1.B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Table_20_Contents">Entradas:</text:p>
                </table:table-cell>
                <table:table-cell table:style-name="Table4.B1" office:value-type="string">
                  <text:list xml:id="list31537051" text:style-name="L5">
                    <text:list-item>
                      <text:p text:style-name="P23"><text:span text:style-name="T22">El Jugador selecciona “Seleccionar cualquier oponente”</text:span></text:p>
                    </text:list-item>
                    <text:list-item>
                      <text:p text:style-name="P24">El Jugador escribe el ancho y alto del tablero</text:p>
                    </text:list-item>
                    <text:list-item>
                      <text:p text:style-name="P24">El Jugador da click en Iniciar Juego</text:p>
                    </text:list-item>
                  </text:list>
                </table:table-cell>
              </table:table-row>
              <table:table-row>
                <table:table-cell table:style-name="Table4.A2" office:value-type="string">
                  <text:p text:style-name="Table_20_Contents"><text:soft-page-break/>Resultados esperados:</text:p>
                </table:table-cell>
                <table:table-cell table:style-name="Table4.B2" office:value-type="string">
                  <text:list xml:id="list31541693" text:style-name="L6">
                    <text:list-item>
                      <text:p text:style-name="P25">Se debe crear un juego nuevo con las dimensiones dadas por el Jugador. El oponente puede ser un amigo del Jugador, cualquier otro jugador conectado o la IA (si no hubiesen jugadores).</text:p>
                    </text:list-item>
                  </text:list>
                </table:table-cell>
              </table:table-row>
              <table:table-row>
                <table:table-cell table:style-name="Table4.A2" office:value-type="string">
                  <text:p text:style-name="Table_20_Contents">Observaciones: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so de prueba #<text:span text:style-name="T23">3</text:span></text:p>
          </table:table-cell>
          <table:table-cell table:style-name="Table1.B2" office:value-type="string">
            <text:p text:style-name="P8">Seleccionar amigo de Facebook <text:span text:style-name="T23">(en equipos)</text:span>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 <text:span text:style-name="T9">N/A</text:span></text:p>
            <text:p text:style-name="Table_20_Contents"/>
          </table:table-cell>
          <table:table-cell table:style-name="Table1.B2" office:value-type="string"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office:value-type="string">
                  <text:p text:style-name="Table_20_Contents">Entradas:</text:p>
                </table:table-cell>
                <table:table-cell table:style-name="Tabla1.B1" office:value-type="string">
                  <text:list xml:id="list31587699" text:continue-list="list31555012" text:style-name="L1">
                    <text:list-item text:start-value="1">
                      <text:p text:style-name="P14">El Jugador selecciona “Amigos en Facebook”</text:p>
                    </text:list-item>
                    <text:list-item>
                      <text:p text:style-name="P16"><text:span text:style-name="T10">El Jugador elige </text:span><text:span text:style-name="T9">alguno de los amigos de la lista</text:span></text:p>
                    </text:list-item>
                    <text:list-item>
                      <text:p text:style-name="P17"><text:span text:style-name="T25">Crear equipos:</text:span></text:p>
                      <text:list>
                        <text:list-item>
                          <text:p text:style-name="P18">El Jugador Añade al amigo seleccionado en el equipo 2 <text:span text:style-name="T23">o en “Mi equipo”</text:span></text:p>
                        </text:list-item>
                        <text:list-item>
                          <text:p text:style-name="P19"><text:span text:style-name="T24">El Jugador repite el paso 3 hasta tener los equipos deseados</text:span></text:p>
                        </text:list-item>
                      </text:list>
                    </text:list-item>
                    <text:list-item>
                      <text:p text:style-name="P18">El Jugador escribe el ancho y alto del tablero (por ejemplo 6, 6).</text:p>
                    </text:list-item>
                    <text:list-item>
                      <text:p text:style-name="P18">El Jugador da click en Iniciar Juego.</text:p>
                    </text:list-item>
                  </text:list>
                </table:table-cell>
              </table:table-row>
              <table:table-row>
                <table:table-cell table:style-name="Tabla1.A2" office:value-type="string">
                  <text:p text:style-name="Table_20_Contents">Resultados esperados:</text:p>
                </table:table-cell>
                <table:table-cell table:style-name="Tabla1.B2" office:value-type="string">
                  <text:list xml:id="list31603138" text:continue-list="list31539811" text:style-name="L2">
                    <text:list-item text:start-value="1">
                      <text:p text:style-name="P20">Se crea un nuevo juego</text:p>
                      <text:list>
                        <text:list-item>
                          <text:p text:style-name="P20">En este juego está participando el jugador y el amigo seleccionado</text:p>
                        </text:list-item>
                        <text:list-item>
                          <text:p text:style-name="P20">El juego tiene las dimensiones específicadas por el jugador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a1.A2" office:value-type="string">
                  <text:p text:style-name="Table_20_Contents">Observaciones:</text:p>
                </table:table-cell>
                <table:table-cell table:style-name="Tabla1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so de prueba #<text:span text:style-name="T23">4</text:span></text:p>
          </table:table-cell>
          <table:table-cell table:style-name="Table1.B2" office:value-type="string">
            <text:p text:style-name="P8">Seleccionar <text:span text:style-name="T23">cualquier oponente</text:span>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 <text:span text:style-name="T9">N/A</text:span></text:p>
            <text:p text:style-name="Table_20_Contents"/>
          </table:table-cell>
          <table:table-cell table:style-name="Table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Table_20_Contents">Entradas:</text:p>
                </table:table-cell>
                <table:table-cell table:style-name="Tabla2.B1" office:value-type="string">
                  <text:list xml:id="list31587414" text:continue-list="list31587699" text:style-name="L1">
                    <text:list-item text:start-value="1">
                      <text:p text:style-name="P14">El Jugador selecciona “<text:span text:style-name="T25">Seleccionar cualquier oponente</text:span>”</text:p>
                    </text:list-item>
                    <text:list-item>
                      <text:p text:style-name="P18">El Jugador escribe el ancho y alto del tablero (por ejemplo 6, 6).</text:p>
                    </text:list-item>
                    <text:list-item>
                      <text:p text:style-name="P18">El Jugador da click en Iniciar Juego.</text:p>
                    </text:list-item>
                  </text:list>
                </table:table-cell>
              </table:table-row>
              <table:table-row>
                <table:table-cell table:style-name="Tabla2.A2" office:value-type="string">
                  <text:p text:style-name="Table_20_Contents">Resultados esperados:</text:p>
                </table:table-cell>
                <table:table-cell table:style-name="Tabla2.B2" office:value-type="string">
                  <text:list xml:id="list31582225" text:continue-list="list31603138" text:style-name="L2">
                    <text:list-item text:start-value="1">
                      <text:p text:style-name="P20">Se crea un nuevo juego</text:p>
                      <text:list>
                        <text:list-item>
                          <text:p text:style-name="P20">En este juego está participando el jugador y <text:span text:style-name="T26">cualquier </text:span><text:span text:style-name="T25">otro </text:span><text:span text:style-name="T28">jugador</text:span><text:span text:style-name="T27"> (incluyendo la IA)</text:span><text:span text:style-name="T25"> seleccionado por el sistema.</text:span></text:p>
                        </text:list-item>
                        <text:list-item>
                          <text:p text:style-name="P20">El juego tiene las dimensiones específicadas por el jugador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a2.A2" office:value-type="string">
                  <text:p text:style-name="Table_20_Contents">Observaciones:</text:p>
                </table:table-cell>
                <table:table-cell table:style-name="Tabla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Tipo de escenario:</text:p>
          </table:table-cell>
          <table:table-cell table:style-name="Tabla7.B1" office:value-type="string">
            <text:p text:style-name="P5"><text:s/><text:span text:style-name="T14">Excepcional</text:span></text:p>
          </table:table-cell>
        </table:table-row>
        <table:table-row>
          <table:table-cell table:style-name="Tabla7.A2" office:value-type="string">
            <text:p text:style-name="P5">Descripción breve:</text:p>
          </table:table-cell>
          <table:table-cell table:style-name="Tabla7.B2" office:value-type="string">
            <text:p text:style-name="P11">El Jugador intenta crear un juego nuevo, pero <text:span text:style-name="T15">el servicio de Facebook no está </text:span><text:soft-page-break/><text:span text:style-name="T15">disponible.</text:span></text:p>
          </table:table-cell>
        </table:table-row>
        <table:table-row>
          <table:table-cell table:style-name="Tabla7.A2" office:value-type="string">
            <text:p text:style-name="P5">Precondiciones adicionales:</text:p>
          </table:table-cell>
          <table:table-cell table:style-name="Tabla7.B2" office:value-type="string">
            <text:list xml:id="list31533605" text:style-name="L7">
              <text:list-item>
                <text:p text:style-name="P26">El usuario ya inició sesión</text:p>
              </text:list-item>
              <text:list-item>
                <text:p text:style-name="P26">Los servicios de la API de Facebook no están disponibles en este momento.</text:p>
              </text:list-item>
            </text:list>
          </table:table-cell>
        </table:table-row>
        <table:table-row>
          <table:table-cell table:style-name="Tabla7.A2" office:value-type="string">
            <text:p text:style-name="P5">Caso de prueba #<text:span text:style-name="T16">1</text:span></text:p>
          </table:table-cell>
          <table:table-cell table:style-name="Tabla7.B2" office:value-type="string">
            <text:p text:style-name="P12"><text:span text:style-name="T18">El Juego no puede contactar con los servicios de Facebook por u</text:span><text:span text:style-name="T19">n</text:span><text:span text:style-name="T18"> error externo. </text:span></text:p>
          </table:table-cell>
        </table:table-row>
        <table:table-row>
          <table:table-cell table:style-name="Tabla7.A2" office:value-type="string">
            <text:p text:style-name="P5">Precondiciones adicionales:</text:p>
            <text:p text:style-name="P5">1. <text:span text:style-name="T17">N/A</text:span></text:p>
            <text:p text:style-name="P5"/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5">Entradas:</text:p>
                </table:table-cell>
                <table:table-cell table:style-name="Tabla8.B1" office:value-type="string">
                  <text:list xml:id="list31528572" text:style-name="L8">
                    <text:list-item>
                      <text:p text:style-name="P27">Intenta crear un juego nuevo</text:p>
                    </text:list-item>
                    <text:list-item>
                      <text:p text:style-name="P28">Intenta seleccionar un oponente</text:p>
                    </text:list-item>
                  </text:list>
                </table:table-cell>
              </table:table-row>
              <table:table-row>
                <table:table-cell table:style-name="Tabla8.A2" office:value-type="string">
                  <text:p text:style-name="P5">Resultados esperados:</text:p>
                </table:table-cell>
                <table:table-cell table:style-name="Tabla8.B2" office:value-type="string">
                  <text:list xml:id="list31552258" text:style-name="L9">
                    <text:list-item>
                      <text:p text:style-name="P29"><text:span text:style-name="T20">El Juego debería indicar que hay un problema de conexión. </text:span><text:span text:style-name="T21">No se podrían mostrar los amigos conectados, por ejemplo.</text:span></text:p>
                    </text:list-item>
                    <text:list-item>
                      <text:p text:style-name="P30">La opción de juego contra un amigo podría no estar disponible.</text:p>
                    </text:list-item>
                  </text:list>
                </table:table-cell>
              </table:table-row>
              <table:table-row>
                <table:table-cell table:style-name="Tabla8.A2" office:value-type="string">
                  <text:p text:style-name="P5">Observaciones:</text:p>
                </table:table-cell>
                <table:table-cell table:style-name="Tabla8.B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style style:name="MT1" style:family="text">
      <style:text-properties officeooo:rsid="0016640f"/>
    </style:style>
    <style:style style:name="MT2" style:family="text">
      <style:text-properties officeooo:rsid="00155eb6"/>
    </style:style>
    <style:style style:name="MT3" style:family="text">
      <style:text-properties officeooo:rsid="00164b9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span text:style-name="MT1">Líneas y puntos</text:span><text:tab/><text:tab/><text:date style:data-style-name="N37" text:date-value="2012-09-29T16:19:35.64" text:fixed="true">29/09/12</text:date></text:p>
        <text:p text:style-name="MP1">Elaborado por: <text:span text:style-name="MT2">Esteban Rodríguez </text:span><text:span text:style-name="MT3">Betancourt</text:span>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6:19:35.97</meta:creation-date>
    <meta:editing-duration>PT2H28M56S</meta:editing-duration>
    <meta:editing-cycles>38</meta:editing-cycles>
    <meta:generator>LibreOffice/3.6$Windows_x86 LibreOffice_project/e29a214-2bbed72-0621de6-a97528c-8f066d</meta:generator>
    <dc:date>2012-11-04T11:45:23.41</dc:date>
    <meta:document-statistic meta:table-count="8" meta:image-count="0" meta:object-count="0" meta:page-count="3" meta:paragraph-count="99" meta:word-count="617" meta:character-count="3675" meta:non-whitespace-character-count="3189"/>
  </office:meta>
</office:document-meta>
</file>